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XuntaSans" svg:font-family="XuntaSan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text-align="start" style:justify-single-word="false" fo:orphans="2" fo:widows="2" fo:text-indent="0cm" style:auto-text-indent="false"/>
    </style:style>
    <style:style style:name="P2" style:family="paragraph" style:parent-style-name="Text_20_body">
      <style:paragraph-properties fo:margin-top="0cm" fo:margin-bottom="0.247cm" loext:contextual-spacing="false" fo:text-align="start" style:justify-single-word="false" fo:orphans="2" fo:widows="2"/>
      <style:text-properties fo:font-variant="normal" fo:text-transform="none" fo:color="#212529" style:font-name="XuntaSans" fo:font-size="11.25pt" fo:letter-spacing="normal" fo:font-style="normal" fo:font-weight="normal"/>
    </style:style>
    <style:style style:name="P3" style:family="paragraph" style:parent-style-name="Text_20_body" style:list-style-name="L1">
      <style:paragraph-properties fo:margin-top="0cm" fo:margin-bottom="0.247cm" loext:contextual-spacing="false" fo:text-align="start" style:justify-single-word="false" fo:orphans="2" fo:widows="2"/>
      <style:text-properties fo:font-variant="normal" fo:text-transform="none" fo:color="#212529" style:font-name="XuntaSans" fo:font-size="11.25pt" fo:letter-spacing="normal" fo:font-style="normal" fo:font-weight="normal"/>
    </style:style>
    <style:style style:name="P4" style:family="paragraph" style:parent-style-name="Text_20_body" style:list-style-name="L2">
      <style:paragraph-properties fo:margin-top="0cm" fo:margin-bottom="0.247cm" loext:contextual-spacing="false" fo:text-align="start" style:justify-single-word="false" fo:orphans="2" fo:widows="2"/>
      <style:text-properties fo:font-variant="normal" fo:text-transform="none" fo:color="#212529" style:font-name="XuntaSans" fo:font-size="11.25pt" fo:letter-spacing="normal" fo:font-style="normal" fo:font-weight="normal"/>
    </style:style>
    <style:style style:name="P5" style:family="paragraph" style:parent-style-name="Text_20_body" style:list-style-name="L3">
      <style:paragraph-properties fo:margin-top="0cm" fo:margin-bottom="0.247cm" loext:contextual-spacing="false" fo:text-align="start" style:justify-single-word="false" fo:orphans="2" fo:widows="2"/>
      <style:text-properties fo:font-variant="normal" fo:text-transform="none" fo:color="#212529" style:font-name="XuntaSans" fo:font-size="11.25pt" fo:letter-spacing="normal" fo:font-style="normal" fo:font-weight="normal"/>
    </style:style>
    <style:style style:name="P6" style:family="paragraph" style:parent-style-name="Text_20_body" style:list-style-name="L4">
      <style:paragraph-properties fo:margin-top="0cm" fo:margin-bottom="0.247cm" loext:contextual-spacing="false" fo:text-align="start" style:justify-single-word="false" fo:orphans="2" fo:widows="2"/>
      <style:text-properties fo:font-variant="normal" fo:text-transform="none" fo:color="#212529" style:font-name="XuntaSans" fo:font-size="11.25pt" fo:letter-spacing="normal" fo:font-style="normal" fo:font-weight="normal"/>
    </style:style>
    <style:style style:name="P7" style:family="paragraph" style:parent-style-name="Text_20_body" style:list-style-name="L5">
      <style:paragraph-properties fo:margin-top="0cm" fo:margin-bottom="0.247cm" loext:contextual-spacing="false" fo:text-align="start" style:justify-single-word="false" fo:orphans="2" fo:widows="2"/>
      <style:text-properties fo:font-variant="normal" fo:text-transform="none" fo:color="#212529" style:font-name="XuntaSans" fo:font-size="11.25pt" fo:letter-spacing="normal" fo:font-style="normal" fo:font-weight="normal"/>
    </style:style>
    <style:style style:name="P8" style:family="paragraph" style:parent-style-name="Text_20_body">
      <style:paragraph-properties fo:margin-top="0cm" fo:margin-bottom="0.247cm" loext:contextual-spacing="false" fo:text-align="start" style:justify-single-word="false" fo:orphans="2" fo:widows="2"/>
    </style:style>
    <style:style style:name="P9" style:family="paragraph" style:parent-style-name="Text_20_body" style:list-style-name="L2">
      <style:paragraph-properties fo:margin-top="0cm" fo:margin-bottom="0.247cm" loext:contextual-spacing="false" fo:text-align="start" style:justify-single-word="false" fo:orphans="2" fo:widows="2"/>
    </style:style>
    <style:style style:name="P10" style:family="paragraph" style:parent-style-name="Text_20_body" style:list-style-name="L1">
      <style:paragraph-properties fo:margin-top="0cm" fo:margin-bottom="0cm" loext:contextual-spacing="false" fo:text-align="start" style:justify-single-word="false" fo:orphans="2" fo:widows="2"/>
      <style:text-properties fo:font-variant="normal" fo:text-transform="none" fo:color="#212529" style:font-name="XuntaSans" fo:font-size="11.25pt" fo:letter-spacing="normal" fo:font-style="normal" fo:font-weight="normal"/>
    </style:style>
    <style:style style:name="P11" style:family="paragraph" style:parent-style-name="Text_20_body" style:list-style-name="L2">
      <style:paragraph-properties fo:margin-top="0cm" fo:margin-bottom="0cm" loext:contextual-spacing="false" fo:text-align="start" style:justify-single-word="false" fo:orphans="2" fo:widows="2"/>
      <style:text-properties fo:font-variant="normal" fo:text-transform="none" fo:color="#212529" style:font-name="XuntaSans" fo:font-size="11.25pt" fo:letter-spacing="normal" fo:font-style="normal" fo:font-weight="normal"/>
    </style:style>
    <style:style style:name="P12" style:family="paragraph" style:parent-style-name="Text_20_body" style:list-style-name="L3">
      <style:paragraph-properties fo:margin-top="0cm" fo:margin-bottom="0cm" loext:contextual-spacing="false" fo:text-align="start" style:justify-single-word="false" fo:orphans="2" fo:widows="2"/>
      <style:text-properties fo:font-variant="normal" fo:text-transform="none" fo:color="#212529" style:font-name="XuntaSans" fo:font-size="11.25pt" fo:letter-spacing="normal" fo:font-style="normal" fo:font-weight="normal"/>
    </style:style>
    <style:style style:name="P13" style:family="paragraph" style:parent-style-name="Text_20_body" style:list-style-name="L4">
      <style:paragraph-properties fo:margin-top="0cm" fo:margin-bottom="0cm" loext:contextual-spacing="false" fo:text-align="start" style:justify-single-word="false" fo:orphans="2" fo:widows="2"/>
      <style:text-properties fo:font-variant="normal" fo:text-transform="none" fo:color="#212529" style:font-name="XuntaSans" fo:font-size="11.25pt" fo:letter-spacing="normal" fo:font-style="normal" fo:font-weight="normal"/>
    </style:style>
    <style:style style:name="P14" style:family="paragraph" style:parent-style-name="Text_20_body" style:list-style-name="L5">
      <style:paragraph-properties fo:margin-top="0cm" fo:margin-bottom="0cm" loext:contextual-spacing="false" fo:text-align="start" style:justify-single-word="false" fo:orphans="2" fo:widows="2"/>
      <style:text-properties fo:font-variant="normal" fo:text-transform="none" fo:color="#212529" style:font-name="XuntaSans" fo:font-size="11.25pt" fo:letter-spacing="normal" fo:font-style="normal" fo:font-weight="normal"/>
    </style:style>
    <style:style style:name="P15" style:family="paragraph" style:parent-style-name="Text_20_body" style:list-style-name="L1">
      <style:paragraph-properties fo:margin-top="0cm" fo:margin-bottom="0cm" loext:contextual-spacing="false" fo:text-align="start" style:justify-single-word="false" fo:orphans="2" fo:widows="2"/>
    </style:style>
    <style:style style:name="P16" style:family="paragraph" style:parent-style-name="Text_20_body" style:list-style-name="L2">
      <style:paragraph-properties fo:margin-top="0cm" fo:margin-bottom="0cm" loext:contextual-spacing="false" fo:text-align="start" style:justify-single-word="false" fo:orphans="2" fo:widows="2"/>
    </style:style>
    <style:style style:name="P17" style:family="paragraph" style:parent-style-name="Text_20_body" style:list-style-name="L4">
      <style:paragraph-properties fo:margin-top="0cm" fo:margin-bottom="0cm" loext:contextual-spacing="false" fo:text-align="start" style:justify-single-word="false" fo:orphans="2" fo:widows="2"/>
    </style:style>
    <style:style style:name="P18" style:family="paragraph" style:parent-style-name="Heading_20_2">
      <style:text-properties fo:font-variant="normal" fo:text-transform="none" fo:color="#212529" style:font-name="XuntaSans" fo:letter-spacing="normal" fo:font-style="normal" fo:font-weight="normal"/>
    </style:style>
    <style:style style:name="T1" style:family="text">
      <style:text-properties fo:font-weight="bold"/>
    </style:style>
    <style:style style:name="T2" style:family="text">
      <style:text-properties fo:font-variant="normal" fo:text-transform="none" fo:color="#212529" style:font-name="XuntaSans" fo:font-size="11.25pt" fo:letter-spacing="normal" fo:font-style="normal" fo:font-weight="normal"/>
    </style:style>
    <style:style style:name="T3" style:family="text">
      <style:text-properties fo:font-variant="normal" fo:text-transform="none" fo:color="#212529" style:font-name="XuntaSans" fo:font-size="11.25pt" fo:letter-spacing="normal" fo:font-style="normal" fo:font-weight="bold"/>
    </style:style>
    <style:style style:name="T4" style:family="text">
      <style:text-properties fo:font-variant="normal" fo:text-transform="none" fo:color="#0f6fc5" style:text-line-through-style="none" style:text-line-through-type="none" style:font-name="XuntaSans" fo:font-size="11.25pt" fo:letter-spacing="normal" fo:font-style="normal" style:text-underline-style="none" fo:font-weight="normal" style:text-blinking="false" fo:background-color="transparent" loext:char-shading-value="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2">Virtualbox y SSH</text:h>
      <text:section text:style-name="Sect1" text:name="intro">
        <text:p text:style-name="P1"/>
        <text:section text:style-name="Sect1" text:name="yui_3_17_2_1_1686657393848_45">
          <text:p text:style-name="P8"><text:span text:style-name="Strong_20_Emphasis"><text:span text:style-name="T1">Tarea Puntuable: máx 0,25 ptos en la Ev.</text:span></text:span></text:p>
          <text:p text:style-name="P2">Máquina Xubuntu (o equivalente):</text:p>
          <text:list xml:id="list1297571048" text:style-name="L1">
            <text:list-item>
              <text:p text:style-name="P3"><text:bookmark text:name="yui_3_17_2_1_1686657393848_44"/>Vale alguna de las MV creadas en las tareas guiadas de la UD2.</text:p>
            </text:list-item>
            <text:list-item>
              <text:p text:style-name="P3">Con la máquina Xubuntu apagada, cambia el adaptador de red para trabajar en modo puente.</text:p>
            </text:list-item>
            <text:list-item>
              <text:p text:style-name="P3">Carpeta compartida:</text:p>
              <text:list>
                <text:list-item>
                  <text:p text:style-name="P15"><text:span text:style-name="T2">Crea en el equipo anfitrión una carpeta llamada </text:span><text:span text:style-name="Emphasis"><text:span text:style-name="T2">sad_tunombre-iniciales-apellidos</text:span></text:span><text:span text:style-name="T2"> (p.e. </text:span><text:span text:style-name="Emphasis"><text:span text:style-name="T2">sad_manuelgr</text:span></text:span><text:span text:style-name="T2">).</text:span></text:p>
                </text:list-item>
                <text:list-item>
                  <text:p text:style-name="P10">Comparte esa carpeta entre el equipo anfitrión y la MV Xubuntu de forma que se monte automáticamente al iniciarse la MV.</text:p>
                </text:list-item>
              </text:list>
            </text:list-item>
            <text:list-item>
              <text:p text:style-name="P3"><text:bookmark text:name="yui_3_17_2_1_1686657393848_43"/>Saca las siguientes fotos:</text:p>
              <text:list>
                <text:list-item>
                  <text:p text:style-name="P10"><text:bookmark text:name="yui_3_17_2_1_1686657393848_42"/>Ventana de configuración de la carpeta compartida en Virtualbox.</text:p>
                </text:list-item>
                <text:list-item>
                  <text:p text:style-name="P10">Ventana de configuración del adaptador de red en Virtualbox.</text:p>
                </text:list-item>
                <text:list-item>
                  <text:p text:style-name="P10"><text:bookmark text:name="yui_3_17_2_1_1686657393848_41"/>Una vez arrancada la MV:</text:p>
                  <text:list>
                    <text:list-item>
                      <text:p text:style-name="P15"><text:bookmark text:name="yui_3_17_2_1_1686657393848_40"/><text:span text:style-name="T2">Foto donde se vea la ejecución en una terminal del siguiente comando:  date &amp;&amp; </text:span><text:span text:style-name="Emphasis"><text:span text:style-name="T2">ip addr &amp;&amp; echo "--" &amp;&amp; ip route &amp;&amp; echo "--" &amp;&amp; ping -c 2 8.8.8.8</text:span></text:span></text:p>
                    </text:list-item>
                    <text:list-item>
                      <text:p text:style-name="P15"><text:bookmark text:name="yui_3_17_2_1_1686657393848_39"/><text:span text:style-name="T2">Foto donde se vea la ejecución en una terminal del siguiente comando:</text:span><text:span text:style-name="Emphasis"><text:span text:style-name="T2"> df -h</text:span></text:span></text:p>
                    </text:list-item>
                  </text:list>
                </text:list-item>
              </text:list>
            </text:list-item>
          </text:list>
          <text:p text:style-name="P2">Máquina userver01:</text:p>
          <text:list xml:id="list357095918" text:style-name="L2">
            <text:list-item>
              <text:p text:style-name="P9"><text:span text:style-name="T2">Descarga la siguiente ova que se corresponde con una instalación básica de Ubuntu Server 20.04.3: </text:span><text:a xlink:type="simple" xlink:href="https://drive.google.com/file/d/1ltBBWt2XQuSHa8xODk2wrpl9n4OLfgk_/view?usp=share_link" office:target-frame-name="_blank" xlink:show="new" text:style-name="Internet_20_link" text:visited-style-name="Visited_20_Internet_20_Link"><text:span text:style-name="T4">userver-20.04.ova</text:span></text:a></text:p>
            </text:list-item>
            <text:list-item>
              <text:p text:style-name="P4">Importa la ova y configura la MV para:</text:p>
              <text:list>
                <text:list-item>
                  <text:p text:style-name="P11">nombre de la MV: userve01.</text:p>
                </text:list-item>
                <text:list-item>
                  <text:p text:style-name="P11">tener un adaptador de red en modo puente.</text:p>
                </text:list-item>
              </text:list>
            </text:list-item>
            <text:list-item>
              <text:p text:style-name="P4">Inicia la MV y realiza las siguientes acciones:</text:p>
              <text:list>
                <text:list-item>
                  <text:p text:style-name="P11">Configura la red para recibir la configuración por dhcp.</text:p>
                </text:list-item>
                <text:list-item>
                  <text:p text:style-name="P11">Instala el servidor openssh-server.</text:p>
                </text:list-item>
                <text:list-item>
                  <text:p text:style-name="P16"><text:span text:style-name="T2">Crea cuatro usuarios </text:span><text:span text:style-name="Emphasis"><text:span text:style-name="T2">tunombre-iniciales-apellidos</text:span></text:span><text:span text:style-name="T2">xx (p.e. </text:span><text:span text:style-name="Emphasis"><text:span text:style-name="T2">manuelgr01, manuelgr02, manuelgr03, manuelgr04</text:span></text:span><text:span text:style-name="T2">).</text:span></text:p>
                </text:list-item>
                <text:list-item>
                  <text:p text:style-name="P16"><text:span text:style-name="T2">Mete a los usuarios 01 y 02 en un grupo llamado </text:span><text:span text:style-name="Emphasis"><text:span text:style-name="T2">remotos.</text:span></text:span></text:p>
                </text:list-item>
                <text:list-item>
                  <text:p text:style-name="P16"><text:span text:style-name="T2">Mete a los usuarios 03 y 04 en un grupo llamado </text:span><text:span text:style-name="Emphasis"><text:span text:style-name="T2">locales.</text:span></text:span></text:p>
                </text:list-item>
              </text:list>
            </text:list-item>
          </text:list>
          <text:p text:style-name="P2">Máquina userver02:</text:p>
          <text:list xml:id="list1736172326" text:style-name="L3">
            <text:list-item>
              <text:p text:style-name="P5">Importa la ova descargada en el punto anteriores y crea una nueva MV:</text:p>
              <text:list>
                <text:list-item>
                  <text:p text:style-name="P12">nombre de la MV: userve02.</text:p>
                </text:list-item>
                <text:list-item>
                  <text:p text:style-name="P12">tener un adaptador de red en modo puente.</text:p>
                </text:list-item>
              </text:list>
            </text:list-item>
            <text:list-item>
              <text:p text:style-name="P5">Inicia la MV y realiza las siguientes acciones:</text:p>
              <text:list>
                <text:list-item>
                  <text:p text:style-name="P12">Configura la red para recibir la configuración por dhcp.</text:p>
                </text:list-item>
                <text:list-item>
                  <text:p text:style-name="P12">Instala el servidor openssh-server</text:p>
                </text:list-item>
              </text:list>
            </text:list-item>
          </text:list>
          <text:p text:style-name="P2"><text:soft-page-break/>Realiza las siguientes acciones:</text:p>
          <text:list xml:id="list2495124361" text:style-name="L4">
            <text:list-item>
              <text:p text:style-name="P6">Secuencia de fotos o vídeo donde se vea:</text:p>
              <text:list>
                <text:list-item>
                  <text:p text:style-name="P13">Creas una id digital en Xubuntu de tipo RSA de 4096 bits sin protección de passphrase.</text:p>
                </text:list-item>
                <text:list-item>
                  <text:p text:style-name="P13">Autorizas la id digital en userver01 para poder acceder como usuario 01.</text:p>
                </text:list-item>
                <text:list-item>
                  <text:p text:style-name="P13">Accedes por ssh a userver01 como usuario01.</text:p>
                </text:list-item>
                <text:list-item>
                  <text:p text:style-name="P13">En userver01, verificas que la clave pública está en el fichero de claves autorizadas del usuario 01 en userver01.</text:p>
                </text:list-item>
                <text:list-item>
                  <text:p text:style-name="P17"><text:span text:style-name="T2">En userver01, ejecutas el comando: </text:span><text:span text:style-name="Emphasis"><text:span text:style-name="T2">cat /etc/group &amp;&amp; date</text:span></text:span></text:p>
                </text:list-item>
              </text:list>
            </text:list-item>
            <text:list-item>
              <text:p text:style-name="P6">Configurar OpenSSH Server en userver01 para:</text:p>
              <text:list>
                <text:list-item>
                  <text:p text:style-name="P13">No permitir el acceso por ssh al usuario root.</text:p>
                </text:list-item>
                <text:list-item>
                  <text:p text:style-name="P13">Permitir únicamente el acceso por ssh a los usuarios administrador y usuario01 desde cualquier equipo; al usuario02 desde la IP de la MV Xubuntu. Se deniega el acceso al resto de usuarios, presentes y futuros.</text:p>
                </text:list-item>
              </text:list>
            </text:list-item>
            <text:list-item>
              <text:p text:style-name="P6">Configurar OpenSSH Server en userver02 para:</text:p>
              <text:list>
                <text:list-item>
                  <text:p text:style-name="P13">Escuchar peticiones únicamente en el puerto 23000/tcp</text:p>
                </text:list-item>
              </text:list>
            </text:list-item>
            <text:list-item>
              <text:p text:style-name="P6">Fotos ejecutando las siguientes acciones:</text:p>
              <text:list>
                <text:list-item>
                  <text:p text:style-name="P13">Desde userver02 te conectas por ssh a userver01 como usuario02.</text:p>
                </text:list-item>
                <text:list-item>
                  <text:p text:style-name="P13">Foto de las lineas del fichero de log de userver01 donde se vea el fallo de autenticación del usuario02 al tratar de acceder por ssh desde userver02. Tienen que aparecer resaltadas la línea o líneas que se piden.</text:p>
                </text:list-item>
                <text:list-item>
                  <text:p text:style-name="P17"><text:span text:style-name="T2">Crea en Xubuntu un fichero de nombre </text:span><text:span text:style-name="Emphasis"><text:span text:style-name="T2">local_tunombre-iniciales-apellidos (p.e. local_manuelgr)</text:span></text:span><text:span text:style-name="T2"> y cópialo usando scp a la carpeta personal del usuario01 en userver01 guardándolo como </text:span><text:span text:style-name="Emphasis"><text:span text:style-name="T2">remoto_tunombre-iniciales-apellido</text:span></text:span><text:span text:style-name="T2">s</text:span></text:p>
                </text:list-item>
                <text:list-item>
                  <text:p text:style-name="P13">Copia en tu carpeta personal en Xubuntu usando scp el fichero /etc/group del equipo userver02 guardándolo como group_backup.</text:p>
                </text:list-item>
                <text:list-item>
                  <text:p text:style-name="P17"><text:span text:style-name="T2">Crea en Xubuntu un perfil ssh que permita acceder a userver01 como usuario01 usando su identidad digital escribiendo </text:span><text:span text:style-name="Emphasis"><text:span text:style-name="T2">ssh usuario01. </text:span></text:span><text:span text:style-name="T2">Muestra el contenido del fichero de configuración del cliente ssh.</text:span></text:p>
                </text:list-item>
                <text:list-item>
                  <text:p text:style-name="P13">foto de como te conectas usando el perfil usuario01 creado en el punto anterior.</text:p>
                </text:list-item>
              </text:list>
            </text:list-item>
          </text:list>
          <text:p text:style-name="P8"><text:span text:style-name="Strong_20_Emphasis"><text:span text:style-name="T3">A entregar:</text:span></text:span></text:p>
          <text:list xml:id="list2173042349" text:style-name="L5">
            <text:list-item>
              <text:p text:style-name="P7"><text:bookmark text:name="yui_3_17_2_1_1686657393848_52"/><text:bookmark text:name="yui_3_17_2_1_1686657393848_51"/>Documento .odt y .pdf que contenga:</text:p>
              <text:list>
                <text:list-item>
                  <text:p text:style-name="P14"><text:bookmark text:name="yui_3_17_2_1_1686657393848_50"/>Configuración IP de todos los equipos de la figura (hay que indicar la IP, Máscara de subred)</text:p>
                </text:list-item>
                <text:list-item>
                  <text:p text:style-name="P14">Una foto de la interfaz de Virtualbox donde se vean las máquinas virtuales del proyecto.</text:p>
                </text:list-item>
                <text:list-item>
                  <text:p text:style-name="P14">Fotos pedidas en los puntos anteriores.</text:p>
                </text:list-item>
                <text:list-item>
                  <text:p text:style-name="P14"><text:bookmark text:name="yui_3_17_2_1_1686657393848_49"/>Características de los documentos:</text:p>
                  <text:list>
                    <text:list-item>
                      <text:p text:style-name="P14"><text:bookmark text:name="yui_3_17_2_1_1686657393848_48"/>Debe tener un índice que apunte a los distintos apartados de la práctica.</text:p>
                    </text:list-item>
                    <text:list-item>
                      <text:p text:style-name="P14">Todas las imágenes han de tener un tamaño adecuado para ser legibles.</text:p>
                    </text:list-item>
                    <text:list-item>
                      <text:p text:style-name="P14"><text:bookmark text:name="yui_3_17_2_1_1686657393848_47"/>Las imágenes deben tener el comando y su correspondiente salida.</text:p>
                    </text:list-item>
                  </text:list>
                </text:list-item>
              </text:list>
            </text:list-item>
          </text:list>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XuntaSans" svg:font-family="XuntaSan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13T13:57:19.254000000</meta:creation-date>
    <dc:date>2023-06-13T13:58:10.382000000</dc:date>
    <meta:editing-duration>PT51S</meta:editing-duration>
    <meta:editing-cycles>1</meta:editing-cycles>
    <meta:document-statistic meta:table-count="0" meta:image-count="0" meta:object-count="0" meta:page-count="2" meta:paragraph-count="60" meta:word-count="708" meta:character-count="4090" meta:non-whitespace-character-count="3496"/>
    <meta:generator>LibreOffice/6.2.2.2$Windows_X86_64 LibreOffice_project/2b840030fec2aae0fd2658d8d4f9548af4e3518d</meta:generator>
  </office:meta>
</office:document-meta>
</file>